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ventiKalendariu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ivans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Az Advent a várakozás megszentelése. Az a gyerek, aki az első hóesésre vár – jól várakozik, s már várakozása is felér egy hosszú-hosszú hóeséssel. Az, aki hazakészül, már készülődésében otthon van. Az, aki szeretni tudja azt, ami az övé – szabad, és mentes a birtoklás minden görcsétől, kielégíthetetlen éhétől-szomjától. Aki pedig jól várakozik, az időből épp azt váltja meg, ami a leggépiesebb és legelviselhetetlenebb: a hetek, órák percek kattogó, szenvtelen vonulását. Aki valóban tud várni, abban megszületik az a mélységes türelem, amely szépségében és jelentésében semmivel se kevesebb annál, amire vár.” (Pilinszky Jáno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Az adventi várakozás hasonlít a megemlékezéshez, de valójában mindennél távolabb áll tőle. Valódi várakozás. Pontosabban úgy, ahogy a szeretet mindennél valóságosabban vágyakozik az után, akit magához ölel és örök újszülöttként a karjai között tart.” (Pilinszky Jáno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Ha az ünnep elérkezik az életedben, akkor ünnepelj egészen. (…) Tisztálkodjál belülről és kívülről. Felejts el mindent, ami a köznapok szertartása és feladata. Az ünnepet nemcsak a naptárban írják piros betűkkel. Nézd a régieket, milyen áhítatosan, milyen feltétlenül, milyen körülményesen, mennyi vad örömmel ünnepeltek! Az ünnep a különbözés. Az ünnep a mély és varázsos rendhagyás.” (Márai Sándo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Igazi lelkünket, akárcsak az ünneplő ruhákat gondosan őrizzük meg, hogy tiszta legyen majd az ünnepekre.” (József Attil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Küszöbön áll a nap, az az egyetlen egy nap az évben, mely hivatalosan is a szereteté. Háromszázhatvanöt nap közül háromszázhatvannégy a gondjaidé, a céljaidé, munkádé, és a szereteté csupán egyetlen egy, s annak is az estéje egyedül. Pedig hidd el, Ismeretlen Olvasó, fordítva kellene legyen. Háromszázhatvannégy nap a szereteté, s egyetlen csak a többi dolgoké, s még annak is elég az estéje.” (Wass Alber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Meg fogom ünnepelni a karácsonyt szívemben, és iparkodom egész esztendőben ünnepelni. Élni akarok a Múltban, a Jelenben és a Jövőben. Versengjen bennem ennek a háromnak a szelleme.” (Charles Dicken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„Van-e érzés, mely forróbban és sejtelmesebben megdobogtatja az emberi szívet, mint az ünnep és a várakozás izgalma?” (Márai Sándo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december egy nagy, vörös bársonyfotel, amibe jó beleülni, ha hazamész. Pezsgőbontással kezdődik, és azzal ér véget. Ha szerencsések vagyunk, leszakad a hó is, és mindent tisztára mos. Elfedi a fehér lepel a bánatokat. Decemberben senki sem szomorú. Ilyenkor az emberek hazalátogatnak a családhoz, még az a rokon is hazamegy, aki nyáron haragudott. Megpusziljuk anyát, és megöleljük apát. Együtt vagyunk. Szeretjük a kollégákat is, prémiumokat osztogatnak, megdicsér a főnök, és fényesbe öltöztetjük az ablakokat, csakúgy, mint a szívünket. Ez elég nyálas, de attól még igaz. Szentesi É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hónapokon át tartó rohanás után nem tűnik el varázsütésre a stressz attól, ha körülálljuk a szépen feldíszített karácsonyfát. (…) Az elvárások, a tökéletesség hajszolása helyett érdemes inkább az együtt töltött időre fókuszálni. (Krajcsó Nelli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karácsony a szeretet és a csodák hónapja. Ez bár egy közhely, de mi hajlamosak vagyunk ezt elfelejteni. A valóságos törődés és szeretet helyett mindig csak a karácsonyi rutinok és az ajándékok, és a vásárlósdiban meg az ajándékozósdiban nem vesszük eléggé észre a csodákat. Puzsér Róbe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karácsony a szeretet, és ádvent a várakozás megszentelése. Az a gyerek, aki az első hóesésre vár – jól várakozik, s már várakozása is felér egy hosszú-hosszú hóeséssel. Az, aki hazakészül, már készülődésében otthon van. Az, aki szeretni tudja azt, ami az övé – szabad, és mentes a birtoklás minden görcsétől, kielégíthetetlen éhétől-szomjától. Aki pedig jól várakozik, az időből épp azt váltja meg, ami a leggépiesebb és legelviselhetetlenebb: a hetek, órák percek kattogó, szenvtelen vonulását. Aki valóban tud várni, abban megszületik az a mélységes türelem, amely szépségében és jelentésében semmivel se kevesebb annál, amire vár. Pilinszky Já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Karácsony éppen azt hirdeti nekünk, hogy minden külső változásnak lelki feltételei is vannak, s belső változás nélkül igazi eredményt várni nem lehet. (Makkai Sándo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karácsony nem attól lesz tökéletes, hogy nincs porcica a szekrények mögött, tízféle sütit sütsz és halomban áll a fa alatt az ajándék. Nem lesz jobb az ünnep attól, ha beleszakadsz a házimunkába, hogy aztán az ünnepek alatt holtfáradt legyél! Sem attól, ha mártírként sütsz-főzöl-takarítasz-vásárolsz hetekig. A készülődés lehet az ünnep része. Lehet együtt készülődni és nem attól lesz tökéletes, hogy minden tökéletes, hanem attól, hogy együtt vagyunk. (Vida Ágn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karácsony, akár akarjuk, akár nem, felébreszti vágyunkat a csodák után, melyek nem vehetők birtokba, nem kaparinthatók meg; nem mondhatjuk őket magunkéinak, és mégis jelen vannak, mint megannyi ajándék. (Nicolas Barr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ent annak az időszaka, mikor meg akarjuk hallani a lépteket, de nem hallhatod a lépteket, ha magad is rohansz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ki ajándékokkal és ünnepi felhajtással akarja jóvátenni az év közben elmulasztott lehetőségeket, az csak kompenzál és nem lesz boldog karácsonykor. (Csernus Imr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kor az embernek igazi karácsonyfa áll az otthonában, alatta az ajándékokkal, semmi se tűnik túl szomorúnak vagy túl keménynek. Valahogy azt sugallja, hogy a világban mindig marad fény és remény. Szerencsés, akinek van valakije, akivel megoszthatja ezt az élményt. (Nora Robert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 ádventi várakozás hasonlít a megemlékezéshez, de valójában mindennél távolabb áll tőle. Valódi várakozás. Pontosabban úgy, ahogy a szeretet mindennél valóságosabban vágyakozik az után, akit magához ölel és örök újszülöttként a karjai között tart. Pilinszky Já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 ádventi várakozás lényege szerint: várakozás arra, Aki van; ahogy a szeretet misztériuma sem egyéb, mint vágyakozás az után, aki van, aki a miénk. Pilinszky Já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 nem ajándékozás, hogy én szeretnék valamit, és akkor azt megveszem a másiknak, miközben felsóhajtok, hogy “De jó volna egy ilyen nekem is!”. Ne ajándékozáskor éljük ki a saját szükségleteinket! A helyes ajándékvásárlás titka, hogy megtudom, kifürkészem, hogy a másik minek örülne. (Bagdy Emők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 ünnep nem egy nap. Az ajándék nem a fa alatt vár. Az igazi ajándék az Életben vár. És a karácsony maga az ajándék. Akit az Élettől kapunk. Nekem te vagy a karácsony. (Csitáry- Hock Tamá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 ünneplés csak annak jelent valamit, aki részt vesz benne. (Hans-Georg Gadam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t hiszem, nekem erről szól a december. Azoknak az öröméről, akiket a legjobban szeretek. Örökké és végtelenül. (Sallay Fanni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sak kevés holmi van, ami hű marad az emberhez. Talán néhány könyv, egy szerencsepénz vagy egy folyton gyarapodó bélyeggyűjtemény. És a szülői ház karácsonyfadíszei. (Stephen King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yetlen helyes gondolat megfordíthatja a sorsot. (Lucius Annaeus Senec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Érkezett a karácsony, mindig is rajongtam ezért az időszakért. Ilyenkor ünneplőbe öltözik a város, mint a nagy karneválok idején a távoli országokban az idegen helyek. De ez egy sokkal fennköltebb ünnep. Szentesi É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óförgetegek és jégvirágok, partik és hagyományos angol pantomimjáték, klasszikus mozifilmek és érzelgős zene, ajándékcsomagolás, buta kis játékok és fadíszítés. A tél a tündérmesék ideje. Sarah Iv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ácsony előtt három héttel minden üzletet be kellene zárni, csak pici élelmiszerboltok lennének nyitva. Mindenki otthon üldögélne, s beszélgetnének, játszanának, zenét hallgatnának a családok egy jó pohár bor mellett. Fel kellene készítenünk a lelkünket, hogy befogadja az ünnepet. Egyelőre a legtöbb, amit tehetünk, hogy saját magunkban felépítünk egy ilyen vágyálmot, és próbáljuk követni az útvonalat. Szentpéteri Csi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ét év elég ahhoz, hogy megtanulj beszélni, de egy egész élet kell, hogy megtanulj hallgatni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jünk karácsonykor mi magunk ajándékká válni! (Böjte Csab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ért van az, hogy minél drágább egy játék, annál valószínűbb, hogy a gyerek a dobozával akar inkább játszani? (Gene Perr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den decemberben erővel próbálok emlékezni, hogy soha ne felejtsem el, ekkor zajlik az élet legszebb időszaka. Szentesi É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den évben ugyanazokat a dalokat énekeljük, ugyanazokat az ételeket esszük, követjük a hagyományokat, és megosztjuk egymással azokat a dolgokat, amelyekről úgy érezzük, valahová tartozunk. És végső soron valójában mindannyian csak az otthonunkat keressük. (Richard Paul Evan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den szívből szóló karácsonyi énekben, a kandalló ropogásában és melegében, az ünnepi ebéd közben, a beszélgetésben és nevetésben, minden képeslapban, amit egy barát vagy a család küldött, minden, amit ebből meghallunk, és ami elgondolkodtat bennünket, az maga a szeretet. (Noreen Brama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t is jelent egyáltalán a karácsony? Mit ünneplünk valójában? Azért lett karácsony, mert szenteste az emberek egyszer csak olyan jól kijöttek egymással? Nem, barátaim, karácsony nem a jó emberek, hanem a jó Isten ünnepe. Ő jelent meg életünk istállójánál, és magával hozta az ünnepet. (Johan Frinse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 csak a karácsony adhat neked ajándékot. Nem csak a karácsonyfa alatt lehet csomag. Bármikor, bárhol rátalálhatsz. (Csitáry-Hock Tamá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 időpont vagy időszak a karácsony, hanem lelkiállapot. Békességben, jóakaratúan és könyörületesen élni – ez a karácsony igazi szelleme. (Calvin Coolidg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 is az a lényeg, hogy hol vagyok, hanem hogy a békességet megtaláljam. Szerintem erről szól az adventi időszak. A magunk békéjét kell megtalálnunk, a helyünket a világban, hogy megértsük, hol tartunk, s jó úton járunk-e. Rúzsa Magdol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 vagyunk az ajándékozás szokása ellen, ha a vásárolt vagy készített ajándék valóban kifejezi azt a szeretetet, amit egymásnak átnyújtani szeretnénk, és nem az egész év során elspórolt szeretet helyett adjuk. (Simon Andrá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élem, ezekben a szeretetteljes napokban eszetekbe jut, hogy nem az ajándék a fontos, hanem a blokk! Őrízzétek meg a blokkokat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kkal értékesebb a magad alkotta ajándék. – Amíg készíted, mindig arra gondolsz, akié lesz. Nem egy pillanat csak, amíg megveszed, hanem hosszú órák, esték, amíg elkészülsz. Ezalatt beépül az ajándékba a szereteted is. (Kálnay Adé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ötétséget sötétséggel elűzni nem lehet, csak a fény teheti azt. A gyűlöletet nem űzi ki a gyűlölet, csak a szeretet teheti azt. (Martin Luther King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Ünnepeld meg a karácsonyt a magad módja szerint, nekem pedig engedd meg, hogy én is a magam módja szerint ünnepeljem meg! (Charles Dicken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ami újat felfedezni ismeretlenül, számomra mindig ez jelentette a kihívást, nem idegenvezetők után kullogni, és folyton arra nézni, amerre kötelező nevezetességeket látni, hanem andalogni csak, nézni a színház épületnyi kulisszáját, aztán szembetalálkozni a felnyitható híddal, tekintetemmel elkísérni az űrhajószerű városnéző hajót, aztán továbbsétálni, amikor újra a lábam elé kanyarítják a vashidat, menni a hazafelé tartók felszaporodott csapatával tovább. Vannak sietők és vannak szemlélődők, minden újabb lépésnek célja van, és egyre inkább tudatosodik bennem, hogy én is valami felé tartok, anélkül, hogy eltévednék, ezek a csatornák vezetnek valahova. Hiszen keresés minden advent. Kontra Feren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-e érzés, mely forróbban és sejtelmesebben megdobogtatja az emberi szívet, mint az ünnep és a várakozás izgalma? Márai Sándor</text:p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database-ranges>
        <table:database-range table:target-range-address="adventiKalendarium.A2:adventiKalendarium.A9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anyi</meta:initial-creator>
    <dc:creator>Sanyi</dc:creator>
    <meta:creation-date>2021-12-17T19:39:52Z</meta:creation-date>
    <dc:date>2021-12-17T20:16:39Z</dc:date>
  </office:meta>
</office:document-meta>
</file>